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11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8.3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40.25pt" fo:break-before="auto" style:use-optimal-row-height="true"/>
    </style:style>
    <style:style style:name="ro4" style:family="table-row">
      <style:table-row-properties style:row-height="30.56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22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0" style:family="table-cell" style:parent-style-name="Default">
      <style:table-cell-properties style:rotation-align="none"/>
      <style:text-properties fo:color="#000000" style:font-name="Calibri" fo:font-size="11pt"/>
    </style:style>
  </office:automatic-styles>
  <office:body>
    <office:spreadsheet>
      <table:table table:name="Worksheet" table:style-name="ta1">
        <office:forms form:automatic-focus="false" form:apply-design-mode="false"/>
        <table:table-column table:style-name="co1" table:default-cell-style-name="ce0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・・・ひぐっ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誰か・・・助けて・・・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見張り<text:line-break/>「あららー、泣いちゃってかわいいね～！」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見張り<text:line-break/>「まあ安心しなよ。　非常に残念だけど、お頭の<text:line-break/>　命令で人質には手を出すなって言われてる<text:line-break/>　からさ。」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見張り<text:line-break/>「とりあえず、要求が飲まれて海路封鎖が<text:line-break/>　解ければキミも解放されるんじゃない？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ぐすん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ほ、本当ですか・・・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もし・・・要求が受け入れられなかったら・・・？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見張り<text:line-break/>「さあね？　どうなっちゃうんだろうね～？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ううぅ・・・やだ・・・助けてください・・・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・・・（ぴくんっ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（・・・そ、そういえば・・・）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（お洗濯の水汲みの前に、余った紅茶・・・<text:line-break/>　たくさん飲んじゃったんだ・・・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（・・・ト、トイレ・・・行きたくなってきちゃった・・・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（ど、どうしよう・・・）</text:p>
          </table:table-cell>
          <table:table-cell office:value-type="string" calcext:value-type="string">
            <text:p>Map098</text:p>
          </table:table-cell>
          <table:table-cell/>
          <table:table-cell office:value-type="string" calcext:value-type="string">
            <text:p>(W-What should I do…?)</text:p>
          </table:table-cell>
        </table:table-row>
        <table:table-row table:style-name="ro1">
          <table:table-cell office:value-type="string" calcext:value-type="string">
            <text:p>（この中、トイレなんて無いし・・・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（が・・・我慢するしか・・・ないの・・・？）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見張り<text:line-break/>「ん？　きょろきょろしてどうしたの？」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見張り<text:line-break/>「脱走とか考えてるなら、やめときな。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あ！　い、いえ・・・その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何でもないです！　き、気にしないでください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（・・・もじもじ・・・もじもじ・・・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（こ、紅茶・・・）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（確か・・サオトメさんたちと一緒に2杯飲んで、）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（そのあと、ポットに余ったのを・・・4杯も<text:line-break/>　飲んじゃったんだ・・・）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（あんなにたくさん・・・無理して飲まなければ<text:line-break/>　よかった・・・っ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（トイレ・・・トイレ・・・っ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（ああぁ・・・トイレ行きたい・・・っ！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（そわそわ・・・もじもじっ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（・・・。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（・・・・・・・・・。）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（やだ・・・わ、私ったら、何を考えて・・・////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（で、でも・・・このままじゃ・・・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（トイレ・・・っ、うぅ・・・っ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（トイレ・・・っ、トイレ・・・っ、トイレ・・・っ！）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（あぁ・・・トイレ行きたいっ、ほんとに・・・トイレ、<text:line-break/>　すごく行きたい・・・・っ！！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（ど、どうしよう・・・っ、このままじゃ・・・私・・・）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（ううぅ・・・っ////）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見張り<text:line-break/>「お嬢ちゃん、落ち着きないねぇ。」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見張り<text:line-break/>「おしっこかい？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ふえぇっ！　ち、ち、ち、違いますっ！！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そんなんじゃ、あ、ありませんっ！！！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見張り<text:line-break/>「ハハハ！！　真っ赤になっちゃって！　ほんと<text:line-break/>　かわいいねぇ！！」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見張り<text:line-break/>「おしっこじゃないの？　違うの？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違いますっ！！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見張り<text:line-break/>「本当にぃ？　本当におしっこじゃないの～？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だ、だから・・・ちがい・・・ます・・・っ！！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見張り<text:line-break/>「あ、そ。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うぅぅ・・・っ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（み、見られてる・・・どうしよう・・・っ、み、身動き<text:line-break/>　できないよぉ・・・っ！！）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（トイレに行きたいよぉっ！　も、もう・・・我慢<text:line-break/>　できない・・・っ！！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（誰か・・・誰かぁ・・・っ！！）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見張り<text:line-break/>「フフフ！　お嬢ちゃん、もしもの話ね？」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見張り<text:line-break/>「もし、どうしてもおしっこが我慢できなく<text:line-break/>　なったら、そこのツボがお嬢ちゃんのトイレ<text:line-break/>　だから。」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見張り<text:line-break/>「遠慮なく、しゃーーーってしちゃっていいから<text:line-break/>　ね。　分かったかい？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へ、へ、変なこと言わないでくださいっ！！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こんなとこで、私・・・し、しませんっ！！/////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見張り<text:line-break/>「えー、そんなこと言っちゃっていいのかな？」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見張り<text:line-break/>「お嬢ちゃん、まだ我慢できるの～？」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で、でき・・・ます・・・っ///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トイレ・・・くらい、が、我慢・・・でき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ひううぅっ！！！（ぷるるるっ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ぁ・・・ん・・・ぅ・・・っ（ぎゅううぅぅ～っ）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見張り<text:line-break/>「ハハハ！　幼児みたいな格好して！」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見張り<text:line-break/>「もう押さえてないと出ちゃうの？　そんなに<text:line-break/>　おしっこしたいの？？」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い、いや・・・そんな・・・ふうに・・・言わないで<text:line-break/>・・・っ//////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見張り<text:line-break/>「もうあきらめて、そこにしちゃいなよ。」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見張り<text:line-break/>「お兄さんが見ててあげるから。　フフ！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（できない・・・、ぜったい・・・できないぃっ！！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（我慢・・・がまん・・・っ、がま・・・んぅっ！！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（出ちゃう・・・出ちゃう・・・出ちゃう・・・っ！！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（漏れちゃう・・・っ、トイレ・・・っ、あ、ぁ・・・っ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（おしっこしたいぃっ！！！）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（もうだめっ！！　おしっこ、おねがい・・・もう<text:line-break/>　おしっこ出ちゃうっ！！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（漏れちゃう！！漏れちゃうよぉっ！！）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見張り<text:line-break/>「がんばるね～！　見かけによらず、膀胱が<text:line-break/>　大きいんだね～！」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見張り<text:line-break/>「お兄さん、感動しちゃったな～！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（・・・・・・っ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あの・・・あの・・・っ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お、お願いです・・・っ、少し・・・少しの間だけ<text:line-break/>ここから離れてくださいっ！！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見張り<text:line-break/>「ん～？　なんで～？」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そ、その・・・あの・・・っ/////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私、も、もう・・・だから・・・っ////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見張り<text:line-break/>「ちゃんと口で言ってごらん？　伝えたいことは<text:line-break/>　言葉で相手に伝えなきゃ。」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ううぅ・・・っ///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おねがい・・・いじわるしないでくださいっ！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はやく・・・はやくぅ・・・っ！！！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見張り<text:line-break/>「はやくって？　お嬢ちゃんはお兄さんの目を<text:line-break/>　盗んで、いったいナニをするつも・・・」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慌てた盗賊<text:line-break/>「お、おい！　手を貸せ！！」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見張り<text:line-break/>「びっくりした！！　そんなに慌ててどうしたん<text:line-break/>　だよ・・・」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慌てた盗賊<text:line-break/>「もう一人の人質のガキが脱走しやがった！」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慌てた盗賊<text:line-break/>「しかも俺たちの包囲網を力ずくで跳ね飛ばして<text:line-break/>　逃走してやがる！」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見張り<text:line-break/>「おいおいウソだろ？　あの変な服を着た<text:line-break/>　子供が？」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慌てた盗賊<text:line-break/>「とにかく来い！　逃がしたらお頭の雷が<text:line-break/>　落ちるぞ！！」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見張り<text:line-break/>「ったく、いい所だったのに・・・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い、い、今なら・・・っ！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・・・っ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・・・・・・っ////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うぅぅ・・・やっぱり・・・は、は、恥ずかしい・・・っ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どう・・・しよう・・・っ////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しない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する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ううぅ・・・っ、で、できないぃっ////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も、もし・・・してる最中に戻って来たら・・・<text:line-break/>見られちゃう・・・っ！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あ・・・ぁ・・・んっ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がまん・・・がまん・・・が、がまんんんっ！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んん・・・んぅっ、う・・・は・・・ふぅ・・・っ！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（ぎゅうううぅぅっ、ぷるぷるぷるぷるっ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（くねくねっ　もじもじっ　くねくねくねっ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おしっこ・・・ぉしっこ・・・おしっこ・・・ぉしっこっ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がまん・・・っ、おしっこ・・・っ、が、がまん・・・っ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トイレ・・・がまん・・・っ！　がまん！　ぁあっ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おしっこ、が、がま・・・っ、ん、ぁ、あ、ぁ・・・っ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だ、だめ・・・おしっこ・・・したい・・・したい・・・っ！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もう、したいっ！　おしっこ・・・ぁ、むり・・・っ！<text:line-break/>でちゃぅっ！！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だめ・・・やっぱり、も、もぉ・・・がまん・・・で、<text:line-break/>でき・・・ないいぃっ！！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んんんっ/////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見張り<text:line-break/>「おっとっと！！　お嬢ちゃん！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ひゃあああんっ！！！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見張り<text:line-break/>「なんだ、まだしてなかったの？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ぁ、あ・・・あ、あの・・・な、なな何ですかっ！？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見張り<text:line-break/>「いや～、もう一人の人質に逃げられちゃって<text:line-break/>　さぁ。」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見張り<text:line-break/>「そしたらお頭が『お前らに見張りなんて<text:line-break/>　任せられねえ！　牢屋の女をオレの部屋へ<text:line-break/>　連れてきな！』って。」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見張り<text:line-break/>「一緒に来てもらうよ。　ほら。」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いやぁ！！　ま、まって・・・おねがい、待って<text:line-break/>くださいっ！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わた、私・・・もう・・・だめっ、が、我慢がっ！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お願いですから、さ、させてくださいぃっ！！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見張り<text:line-break/>「万が一、それでキミにまで逃げられたら<text:line-break/>　俺がどうなるか分からないからね。」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見張り<text:line-break/>「悪いけど、おしっこならお頭の部屋まで<text:line-break/>　我慢して。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そん・・・な・・・ぁ・・・っ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するなら、い・・・今しか・・・ない・・・けど・・・っ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でも・・・でも・・・は、はずか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ぷしゅうぅっ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あんっ、ぅ・・・だ、だめ・・・ああっ！！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でちゃうっ！　でちゃううぅっ！！<text:line-break/>も、もうダメええっ！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ぶしゅううううううううぅぅぅぅううううっ！！！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んんん・・・っ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あ・・・あああぁぁぁぁ・・・・っ//////////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見張り<text:line-break/>「おっ！！　やってるね～お嬢ちゃん！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は・・・、はひええぇぇぇええええっ！？！？！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い、いやあぁぁっ！　だめえっ！！みないで<text:line-break/>・・・っ！！！//////////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見張り<text:line-break/>「すいぶんたくさん我慢してたね～！」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見張り<text:line-break/>「そんなにお腹に溜まってたんだ！　よく<text:line-break/>　漏らさずにいられたよ！　すごいすごい！」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（いやあああぁぁぁんっ！！　は、はやく・・・<text:line-break/>　はやく終わってよおぉぉっ！！！//////）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見張り<text:line-break/>「・・・・・・。」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見張り<text:line-break/>「・・・・・・・・・・・・。」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見張り<text:line-break/>「いや・・・お嬢ちゃん・・・まだ出てるの・・・？」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見張り<text:line-break/>「え、ちょっと本当にすごいね・・・」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見張り<text:line-break/>「マジでどんだけ我慢してたの・・・！？」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だ・・・だって・・・だってぇっ！！/////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見張り<text:line-break/>「あの・・・お頭からさ、人質を団長部屋に<text:line-break/>　連れてくるよう言われてるんだ。」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見張り<text:line-break/>「はやく終わらせてくれる・・・？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そんなこと・・・言われても・・・っ！！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我慢しすぎて、止まらないんですううぅっ！！！<text:line-break/>///////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meta:creation-date>2019-09-21T11:23:19+02:00</meta:creation-date>
    <dc:date>2019-09-25T21:10:15.014000000</dc:date>
    <dc:title>Untitled Spreadsheet</dc:title>
    <dc:description/>
    <dc:subject/>
    <meta:keyword/>
    <meta:editing-duration>PT24S</meta:editing-duration>
    <meta:editing-cycles>1</meta:editing-cycles>
    <meta:document-statistic meta:table-count="1" meta:cell-count="156" meta:object-count="0"/>
    <meta:generator>LibreOffice/6.2.7.1$Windows_X86_64 LibreOffice_project/23edc44b61b830b7d749943e020e96f5a7df63bf</meta:generator>
    <meta:user-defined meta:name="Company">Microsoft Corporation</meta:user-defined>
    <meta:user-defined meta:name="category"/>
  </office:meta>
</office:document-meta>
</file>